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sans-serif"/>
    <style:font-face style:name="inherit" svg:font-family="inherit"/>
    <style:font-face style:name="monospace" svg:font-family="monospace, 'Courier New'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8.378cm" table:align="left"/>
    </style:style>
    <style:style style:name="Tableau1.A" style:family="table-column">
      <style:table-column-properties style:column-width="2.79cm"/>
    </style:style>
    <style:style style:name="Tableau1.B" style:family="table-column">
      <style:table-column-properties style:column-width="1.725cm"/>
    </style:style>
    <style:style style:name="Tableau1.C" style:family="table-column">
      <style:table-column-properties style:column-width="3.863cm"/>
    </style:style>
    <style:style style:name="Tableau1.A1" style:family="table-cell">
      <style:table-cell-properties style:vertical-align="middle" fo:padding="0.132cm" fo:border="0.05pt solid #d05e82"/>
    </style:style>
    <style:style style:name="Tableau2" style:family="table">
      <style:table-properties style:width="10.186cm" table:align="left"/>
    </style:style>
    <style:style style:name="Tableau2.A" style:family="table-column">
      <style:table-column-properties style:column-width="2.062cm"/>
    </style:style>
    <style:style style:name="Tableau2.B" style:family="table-column">
      <style:table-column-properties style:column-width="8.124cm"/>
    </style:style>
    <style:style style:name="Tableau2.A1" style:family="table-cell">
      <style:table-cell-properties style:vertical-align="middle" fo:background-color="#d3d3d3" fo:padding="0.132cm" fo:border="0.05pt solid #fb8007">
        <style:background-image/>
      </style:table-cell-properties>
    </style:style>
    <style:style style:name="Tableau2.B1" style:family="table-cell">
      <style:table-cell-properties style:vertical-align="middle" fo:padding="0.132cm" fo:border="0.05pt solid #e46e0a"/>
    </style:style>
    <style:style style:name="Tableau2.B2" style:family="table-cell">
      <style:table-cell-properties style:vertical-align="middle" fo:padding="0.132cm" fo:border="0.05pt solid #e46e0a"/>
    </style:style>
    <style:style style:name="Tableau2.B3" style:family="table-cell">
      <style:table-cell-properties style:vertical-align="middle" fo:padding="0.132cm" fo:border="0.05pt solid #e46e0a"/>
    </style:style>
    <style:style style:name="Tableau2.B4" style:family="table-cell">
      <style:table-cell-properties style:vertical-align="middle" fo:padding="0.132cm" fo:border="0.05pt solid #e46e0a"/>
    </style:style>
    <style:style style:name="P1" style:family="paragraph" style:parent-style-name="Heading_20_1">
      <style:paragraph-properties fo:margin-left="0cm" fo:margin-right="0cm" fo:margin-top="0.132cm" fo:margin-bottom="0cm" loext:contextual-spacing="false" fo:text-align="center" style:justify-single-word="false" fo:text-indent="0cm" style:auto-text-indent="false" fo:padding="0cm" fo:border="none"/>
      <style:text-properties fo:font-variant="small-caps" fo:color="#fb8007" style:font-name="inherit" fo:font-weight="bold" loext:padding-left="0.132cm" loext:padding-right="0cm" loext:padding-top="0.132cm" loext:padding-bottom="0.132cm" loext:border-left="3.74pt solid #9b3f34" loext:border-right="none" loext:border-top="3.74pt solid #9b3f34" loext:border-bottom="3.74pt solid #9b3f34"/>
    </style:style>
    <style:style style:name="P2" style:family="paragraph" style:parent-style-name="Heading_20_1">
      <loext:graphic-properties draw:fill="solid" draw:fill-color="#9b3f34" draw:opacity="100%"/>
      <style:paragraph-properties fo:margin-left="0cm" fo:margin-right="0cm" fo:margin-top="2.117cm" fo:margin-bottom="0.529cm" loext:contextual-spacing="false" fo:text-align="start" style:justify-single-word="false" fo:orphans="2" fo:widows="2" fo:text-indent="0cm" style:auto-text-indent="false" fo:background-color="#9b3f34" fo:padding="0cm" fo:border="none"/>
      <style:text-properties fo:font-variant="normal" fo:text-transform="none" fo:color="#ffffff" style:font-name="inherit" fo:font-size="12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.794cm" fo:margin-right="0.265cm" fo:margin-top="1.058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b8007" style:font-name="inherit" fo:font-size="12pt" fo:letter-spacing="normal" fo:font-style="normal" fo:font-weight="bold" loext:padding="0cm" loext:border="non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monospace" fo:font-weight="bold"/>
    </style:style>
    <style:style style:name="P10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inherit" fo:font-weight="bold"/>
    </style:style>
    <style:style style:name="P11" style:family="paragraph" style:parent-style-name="Text_20_body">
      <style:paragraph-properties fo:margin-left="0.265cm" fo:margin-right="0.265cm" fo:margin-top="0.265cm" fo:margin-bottom="0.397cm" loext:contextual-spacing="false" fo:text-align="center" style:justify-single-word="false" fo:text-indent="0cm" style:auto-text-indent="false" fo:padding="0cm" fo:border="none"/>
      <style:text-properties fo:color="#d05e82" style:font-name="inherit" fo:font-weight="bold" loext:padding-left="0.132cm" loext:padding-right="0cm" loext:padding-top="0.132cm" loext:padding-bottom="0.132cm" loext:border-left="3.74pt solid #9b3f34" loext:border-right="none" loext:border-top="3.74pt solid #9b3f34" loext:border-bottom="3.74pt solid #9b3f34"/>
    </style:style>
    <style:style style:name="P12" style:family="paragraph" style:parent-style-name="Text_20_body">
      <style:paragraph-properties fo:margin-left="0.265cm" fo:margin-right="0.265cm" fo:margin-top="0.397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ext_20_body" style:list-style-name="L1">
      <style:paragraph-properties fo:margin-left="0.053cm" fo:margin-right="0.05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9b3f34" style:font-name="inherit" fo:font-size="12pt" fo:letter-spacing="normal" fo:font-style="normal" fo:font-weight="bold" loext:padding="0cm" loext:border="none"/>
    </style:style>
    <style:style style:name="P16" style:family="paragraph" style:parent-style-name="Text_20_body" style:list-style-name="L1">
      <style:paragraph-properties fo:margin-left="0.053cm" fo:margin-right="0.053cm" fo:margin-top="0.053cm" fo:margin-bottom="0.053cm" loext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.265cm" fo:margin-right="0.265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9b3f34" style:text-line-through-style="none" style:text-line-through-type="none" style:font-name="Helvetica" fo:font-size="12pt" fo:letter-spacing="normal" fo:font-style="normal" style:text-underline-style="none" fo:font-weight="normal" style:text-blinking="false" loext:padding-left="0.053cm" loext:padding-right="0cm" loext:padding-top="0.049cm" loext:padding-bottom="0.049cm" loext:border-left="1.5pt ridge #9b3f34" loext:border-right="none" loext:border-top="1.5pt ridge #9b3f34" loext:border-bottom="1.5pt ridge #9b3f34"/>
    </style:style>
    <style:style style:name="T2" style:family="text">
      <style:text-properties fo:font-variant="normal" fo:text-transform="none" fo:color="#9b3f34" style:text-line-through-style="none" style:text-line-through-type="none" style:font-name="inherit" fo:font-size="12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000000" style:font-name="monospace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5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section text:style-name="Sect1" text:name="menu_droit">
        <text:section text:style-name="Sect1" text:name="haut">
          <text:p text:style-name="P5"/>
        </text:section>
        <text:section text:style-name="Sect1" text:name="precedent">
          <text:p text:style-name="P5"/>
        </text:section>
        <text:section text:style-name="Sect1" text:name="suivant">
          <text:p text:style-name="P5"/>
        </text:section>
        <text:section text:style-name="Sect1" text:name="retour_accueil">
          <text:p text:style-name="P5"/>
        </text:section>
      </text:section>
      <text:section text:style-name="Sect1" text:name="MathJax_SVG_Hidden">
        <text:p text:style-name="P4"/>
      </text:section>
      <text:section text:style-name="Sect2" text:name="entete">
        <text:h text:style-name="P1" text:outline-level="1">Formation I.S.N.</text:h>
        <text:p text:style-name="P11">Adresse réseau et diffusion</text:p>
      </text:section>
      <text:section text:style-name="Sect3" text:name="corps">
        <text:list xml:id="list1364159755" text:style-name="L1">
          <text:list-item>
            <text:p text:style-name="P16"><text:bookmark text:name="ariane"/><text:a xlink:type="simple" xlink:href="https://math.univ-lyon1.fr/irem/Formation_ISN/index_general.html" text:style-name="Internet_20_link" text:visited-style-name="Visited_20_Internet_20_Link"><text:span text:style-name="T1">Index Général</text:span></text:a></text:p>
          </text:list-item>
          <text:list-item>
            <text:p text:style-name="P16"><text:a xlink:type="simple" xlink:href="https://math.univ-lyon1.fr/irem/Formation_ISN/formation_reseau/accueil_reseau.html" text:style-name="Internet_20_link" text:visited-style-name="Visited_20_Internet_20_Link"><text:span text:style-name="T1">Accueil Réseaux</text:span></text:a></text:p>
          </text:list-item>
          <text:list-item>
            <text:p text:style-name="P15">Couche 3 : Réseau</text:p>
          </text:list-item>
          <text:list-item>
            <text:p text:style-name="P16"><text:a xlink:type="simple" xlink:href="https://math.univ-lyon1.fr/irem/Formation_ISN/formation_reseau/couche_reseau/adresse_reseau.html" text:style-name="Internet_20_link" text:visited-style-name="Visited_20_Internet_20_Link"><text:span text:style-name="T1">Adresse réseau et diffusion</text:span></text:a></text:p>
          </text:list-item>
        </text:list>
        <text:h text:style-name="P2" text:outline-level="1">Adresse de réseau</text:h>
        <text:h text:style-name="P3" text:outline-level="2">Définition</text:h>
        <text:p text:style-name="P12">L'adresse de réseau permet de savoir si 2 machines peuvent communiquer entre elles. Si ces 2 machines ont une adresse réseau identique, alors, elles appartiennent au même réseau et elles peuvent communiquer.</text:p>
        <text:p text:style-name="P12">L'adresse réseau se calcule en utilisant l'équation logique suivante :</text:p>
        <text:p text:style-name="P14"><text:span text:style-name="Source_20_Text"><text:span text:style-name="T3">Adresse réseau = Adresse IP ET Masque de sous-réseau</text:span></text:span></text:p>
        <text:p text:style-name="P17"><text:span text:style-name="Strong_20_Emphasis"><text:span text:style-name="T2">AND</text:span></text:span><text:span text:style-name="T4"> est l'opérateur logique ET en binaire, dont voici la table de vérité correspondante :</text:span></text:p>
        <text:p text:style-name="P13">Table de vérité de ET ou AND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4868030899344">
            <table:table-cell table:style-name="Tableau1.A1" office:value-type="string">
              <text:p text:style-name="P9">Adresse IP</text:p>
            </table:table-cell>
            <table:table-cell table:style-name="Tableau1.A1" office:value-type="string">
              <text:p text:style-name="P9">Masque</text:p>
            </table:table-cell>
            <table:table-cell table:style-name="Tableau1.A1" office:value-type="string">
              <text:p text:style-name="P9">Adresse réseau</text:p>
            </table:table-cell>
          </table:table-row>
          <table:table-row table:style-name="TableLine94868030899344">
            <table:table-cell table:style-name="Tableau1.A1" office:value-type="string">
              <text:p text:style-name="P8">0</text:p>
            </table:table-cell>
            <table:table-cell table:style-name="Tableau1.A1" office:value-type="string">
              <text:p text:style-name="P8">0</text:p>
            </table:table-cell>
            <table:table-cell table:style-name="Tableau1.A1" office:value-type="string">
              <text:p text:style-name="P8">0</text:p>
            </table:table-cell>
          </table:table-row>
          <table:table-row table:style-name="TableLine94868030899344">
            <table:table-cell table:style-name="Tableau1.A1" office:value-type="string">
              <text:p text:style-name="P8">0</text:p>
            </table:table-cell>
            <table:table-cell table:style-name="Tableau1.A1" office:value-type="string">
              <text:p text:style-name="P8">1</text:p>
            </table:table-cell>
            <table:table-cell table:style-name="Tableau1.A1" office:value-type="string">
              <text:p text:style-name="P8">0</text:p>
            </table:table-cell>
          </table:table-row>
          <table:table-row table:style-name="TableLine94868030899344">
            <table:table-cell table:style-name="Tableau1.A1" office:value-type="string">
              <text:p text:style-name="P8">1</text:p>
            </table:table-cell>
            <table:table-cell table:style-name="Tableau1.A1" office:value-type="string">
              <text:p text:style-name="P8">0</text:p>
            </table:table-cell>
            <table:table-cell table:style-name="Tableau1.A1" office:value-type="string">
              <text:p text:style-name="P8">0</text:p>
            </table:table-cell>
          </table:table-row>
          <text:soft-page-break/>
          <table:table-row table:style-name="TableLine94868030899344">
            <table:table-cell table:style-name="Tableau1.A1" office:value-type="string">
              <text:p text:style-name="P8">1</text:p>
            </table:table-cell>
            <table:table-cell table:style-name="Tableau1.A1" office:value-type="string">
              <text:p text:style-name="P8">1</text:p>
            </table:table-cell>
            <table:table-cell table:style-name="Tableau1.A1" office:value-type="string">
              <text:p text:style-name="P7">1</text:p>
            </table:table-cell>
          </table:table-row>
        </table:table>
        <text:p text:style-name="P17"><text:span text:style-name="Strong_20_Emphasis"><text:span text:style-name="T2">L'adresse de réseau correspond à l'adresse IP la plus basse d'un réseau.</text:span></text:span></text:p>
        <text:h text:style-name="P3" text:outline-level="2">Exemple</text:h>
        <text:p text:style-name="P12">Soit l'adresse IP suivante : 192.168.0.10/24</text:p>
        <text:p text:style-name="P12">Le calcul de l'adresse réseau donne :</text:p>
        <table:table table:name="Tableau2" table:style-name="Tableau2">
          <table:table-column table:style-name="Tableau2.A"/>
          <table:table-column table:style-name="Tableau2.B"/>
          <table:table-row table:style-name="TableLine94868044235760">
            <table:table-cell table:style-name="Tableau2.A1" office:value-type="string">
              <text:p text:style-name="P10">Ip</text:p>
            </table:table-cell>
            <table:table-cell table:style-name="Tableau2.B1" office:value-type="string">
              <text:p text:style-name="P8">11000000.10101000.00000000.00001000</text:p>
            </table:table-cell>
          </table:table-row>
          <table:table-row table:style-name="TableLine94868044235760">
            <table:table-cell table:style-name="Tableau2.A1" office:value-type="string">
              <text:p text:style-name="P10">ET</text:p>
            </table:table-cell>
            <table:table-cell table:style-name="Tableau2.B2" office:value-type="string">
              <text:p text:style-name="P8">.</text:p>
            </table:table-cell>
          </table:table-row>
          <table:table-row table:style-name="TableLine94868044235760">
            <table:table-cell table:style-name="Tableau2.A1" office:value-type="string">
              <text:p text:style-name="P10">Masque</text:p>
            </table:table-cell>
            <table:table-cell table:style-name="Tableau2.B3" office:value-type="string">
              <text:p text:style-name="P8">11111111.11111111.11111111.00000000</text:p>
            </table:table-cell>
          </table:table-row>
          <table:table-row table:style-name="TableLine94868044235760">
            <table:table-cell table:style-name="Tableau2.A1" office:value-type="string">
              <text:p text:style-name="P10">=</text:p>
            </table:table-cell>
            <table:table-cell table:style-name="Tableau2.B4" office:value-type="string">
              <text:p text:style-name="P7">11000000.10101000.00000000.00000000</text:p>
            </table:table-cell>
          </table:table-row>
        </table:table>
        <text:p text:style-name="P12">Soit 192.168.0.0, écrit sous forme décimale pointée.</text:p>
        <text:h text:style-name="P2" text:outline-level="1">Adresse de diffusion ou de broadcast</text:h>
        <text:p text:style-name="P12">La notion de broadcast est employée par les techniciens en informatique et réseaux ; il s'agit à proprement parler, de transmission ou de liaison. Le principe de base est le même que la télédiffusion, étant donné que l'on diffuse des paquets de données à de nombreux clients éventuellement sans discrimination.</text:p>
        <text:p text:style-name="P12">L'adresse de broadcast est une adresse IP qui termine en .255 dans des réseaux de classe A, B ou C, cette adresse est celle qui permet de faire de la diffusion à toutes les machines du réseau. Ainsi, quand on veut envoyer une information à toutes les machines, on utilise cette adresse.</text:p>
        <text:p text:style-name="P12">Ne jamais mettre une adresse de broadcast sur un périphérique réseau.</text:p>
        <text:p text:style-name="P17"><text:span text:style-name="Strong_20_Emphasis"><text:span text:style-name="T2">L'adresse de diffusion ou de broadcast correspond à l'adresse IP la plus haute d'un réseau.</text:span></text:span></text:p>
      </text:section>
      <text:p text:style-name="P6"><text:bookmark text:name="a_gauche"/><text:span text:style-name="T5">Cédric Frayssinet</text:span><text:bookmark text:name="a_droite"/><text:span text:style-name="T5">Groupe IREM - ISN</text:span></text:p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sans-serif"/>
    <style:font-face style:name="inherit" svg:font-family="inherit"/>
    <style:font-face style:name="monospace" svg:font-family="monospace, 'Courier New'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8:01:09.051394380</meta:creation-date>
    <dc:date>2023-01-25T18:03:10.154727375</dc:date>
    <meta:editing-duration>PT2M2S</meta:editing-duration>
    <meta:editing-cycles>1</meta:editing-cycles>
    <meta:document-statistic meta:table-count="2" meta:image-count="0" meta:object-count="0" meta:page-count="3" meta:paragraph-count="47" meta:word-count="296" meta:character-count="1789" meta:non-whitespace-character-count="1544"/>
    <meta:generator>LibreOffice/6.4.7.2$Linux_X86_64 LibreOffice_project/40$Build-2</meta:generator>
  </office:meta>
</office:document-meta>
</file>